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Pictures/100002000000002800000015C4E5D13C48A8E48B.png" manifest:media-type="image/png"/>
  <manifest:file-entry manifest:full-path="Object 2/Pictures/200000110000042E00000232D23245A36B847A45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Pictures/200000110000042E00000232D23245A36B847A45.svm" manifest:media-type="image/x-svm"/>
  <manifest:file-entry manifest:full-path="Object 1/Pictures/100002000000002800000015C4E5D13C48A8E48B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9.79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23"/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5" style:family="table-cell" style:parent-style-name="Default" style:data-style-name="N11"/>
    <style:style style:name="ce15" style:family="table-cell" style:parent-style-name="Default" style:data-style-name="N125"/>
    <style:style style:name="ce16" style:family="table-cell" style:parent-style-name="Default" style:data-style-name="N124"/>
    <style:style style:name="ce21" style:family="table-cell" style:parent-style-name="Default">
      <style:text-properties fo:color="#ff4000" fo:font-weight="bold" style:font-weight-asian="bold" style:font-weight-complex="bold"/>
    </style:style>
    <style:style style:name="ce22" style:family="table-cell" style:parent-style-name="Default">
      <style:text-properties fo:color="#acb20c" fo:font-weight="bold" style:font-weight-asian="bold" style:font-weight-complex="bold"/>
    </style:style>
    <style:style style:name="ce23" style:family="table-cell" style:parent-style-name="Default">
      <style:text-properties fo:color="#00a9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C-ANG" table:style-name="ta1">
        <table:shapes>
          <draw:frame draw:z-index="0" draw:style-name="gr1" draw:text-style-name="P1" svg:width="683.55pt" svg:height="284.6pt" svg:x="579.97pt" svg:y="463.8pt">
            <draw:object draw:notify-on-update-of-ranges="'PEC-ANG'.B4:'PEC-ANG'.B16 'PEC-ANG'.P18:'PEC-ANG'.P21 'PEC-ANG'.A1:'PEC-ANG'.A1 'PEC-ANG'.M18:'PEC-ANG'.M21 'PEC-ANG'.A22:'PEC-ANG'.A34 'PEC-ANG'.A1:'PEC-ANG'.A1 'PEC-ANG'.B22:'PEC-ANG'.B34 'PEC-ANG'.A39:'PEC-ANG'.A51 'PEC-ANG'.A1:'PEC-ANG'.A1 'PEC-ANG'.B39:'PEC-ANG'.B51 'PEC-ANG'.A4:'PEC-ANG'.A16 'PEC-ANG'.A1:'PEC-ANG'.A1 'PEC-ANG'.B4:'PEC-ANG'.B16 'PEC-ANG'.P5:'PEC-ANG'.P12 'PEC-ANG'.A1:'PEC-ANG'.A1 'PEC-ANG'.M5:'PEC-ANG'.M12 'PEC-ANG'.P14:'PEC-ANG'.P16 'PEC-ANG'.A1:'PEC-ANG'.A1 'PEC-ANG'.M14:'PEC-ANG'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Query: holds(((engagement,true),I)) for I=0,…,12</text:p>
          </table:table-cell>
          <table:table-cell table:number-columns-repeated="4"/>
          <table:table-cell table:style-name="ce25" office:value-type="percentage" office:value="0.99" calcext:value-type="percentage">
            <text:p>99.00%</text:p>
          </table:table-cell>
          <table:table-cell table:style-name="ce25" office:value-type="percentage" office:value="0.95" calcext:value-type="percentage">
            <text:p>95.00%</text:p>
          </table:table-cell>
          <table:table-cell table:style-name="ce25" office:value-type="percentage" office:value="0.9" calcext:value-type="percentage">
            <text:p>90.00%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9" office:value-type="string" calcext:value-type="string">
            <text:p>z=</text:p>
          </table:table-cell>
          <table:table-cell table:style-name="ce19" office:value-type="float" office:value="2.58" calcext:value-type="float">
            <text:p>2.58</text:p>
          </table:table-cell>
          <table:table-cell table:style-name="ce19" office:value-type="float" office:value="1.96" calcext:value-type="float">
            <text:p>1.96</text:p>
          </table:table-cell>
          <table:table-cell table:style-name="ce19" office:value-type="float" office:value="1.64" calcext:value-type="float">
            <text:p>1.64</text:p>
          </table:table-cell>
          <table:table-cell table:number-columns-repeated="5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Etime</text:p>
          </table:table-cell>
          <table:table-cell table:style-name="ce1" office:value-type="string" calcext:value-type="string">
            <text:p>Ltime</text:p>
          </table:table-cell>
          <table:table-cell table:style-name="ce1" office:value-type="string" calcext:value-type="string">
            <text:p>Error99</text:p>
          </table:table-cell>
          <table:table-cell table:style-name="ce1" office:value-type="string" calcext:value-type="string">
            <text:p>Error95</text:p>
          </table:table-cell>
          <table:table-cell table:style-name="ce1" office:value-type="string" calcext:value-type="string">
            <text:p>Error90</text:p>
          </table:table-cell>
          <table:table-cell table:number-columns-repeated="5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14.096423" calcext:value-type="float">
            <text:p>514.096423</text:p>
          </table:table-cell>
          <table:table-cell office:value-type="float" office:value="115.304277" calcext:value-type="float">
            <text:p>115.304277</text:p>
          </table:table-cell>
          <table:table-cell table:formula="of:=[.F$2] * SQRT([.$B4]*(1-[.$B4])/[.$C4])" office:value-type="float" office:value="0" calcext:value-type="float">
            <text:p>0</text:p>
          </table:table-cell>
          <table:table-cell table:formula="of:=[.G$2] * SQRT([.$B4]*(1-[.$B4])/[.$C4])" office:value-type="float" office:value="0" calcext:value-type="float">
            <text:p>0</text:p>
          </table:table-cell>
          <table:table-cell table:formula="of:=[.H$2] * SQRT([.$B4]*(1-[.$B4])/[.$C4]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3" calcext:value-type="float">
            <text:p>0.833</text:p>
          </table:table-cell>
          <table:table-cell office:value-type="float" office:value="1000" calcext:value-type="float">
            <text:p>1000</text:p>
          </table:table-cell>
          <table:table-cell office:value-type="float" office:value="508.478288" calcext:value-type="float">
            <text:p>508.478288</text:p>
          </table:table-cell>
          <table:table-cell office:value-type="float" office:value="114.377638" calcext:value-type="float">
            <text:p>114.377638</text:p>
          </table:table-cell>
          <table:table-cell table:formula="of:=[.F$2] * SQRT([.$B5]*(1-[.$B5])/[.$C5])" office:value-type="float" office:value="0.0304298941897602" calcext:value-type="float">
            <text:p>0.03042989418976</text:p>
          </table:table-cell>
          <table:table-cell table:formula="of:=[.G$2] * SQRT([.$B5]*(1-[.$B5])/[.$C5])" office:value-type="float" office:value="0.0231172839581124" calcext:value-type="float">
            <text:p>0.023117283958112</text:p>
          </table:table-cell>
          <table:table-cell table:formula="of:=[.H$2] * SQRT([.$B5]*(1-[.$B5])/[.$C5])" office:value-type="float" office:value="0.0193430335159716" calcext:value-type="float">
            <text:p>0.019343033515972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5" calcext:value-type="float">
            <text:p>0.655</text:p>
          </table:table-cell>
          <table:table-cell office:value-type="float" office:value="1000" calcext:value-type="float">
            <text:p>1000</text:p>
          </table:table-cell>
          <table:table-cell office:value-type="float" office:value="516.273813" calcext:value-type="float">
            <text:p>516.273813</text:p>
          </table:table-cell>
          <table:table-cell office:value-type="float" office:value="114.837753" calcext:value-type="float">
            <text:p>114.837753</text:p>
          </table:table-cell>
          <table:table-cell table:formula="of:=[.F$2] * SQRT([.$B6]*(1-[.$B6])/[.$C6])" office:value-type="float" office:value="0.0387837593587832" calcext:value-type="float">
            <text:p>0.038783759358783</text:p>
          </table:table-cell>
          <table:table-cell table:formula="of:=[.G$2] * SQRT([.$B6]*(1-[.$B6])/[.$C6])" office:value-type="float" office:value="0.029463631140781" calcext:value-type="float">
            <text:p>0.029463631140781</text:p>
          </table:table-cell>
          <table:table-cell table:formula="of:=[.H$2] * SQRT([.$B6]*(1-[.$B6])/[.$C6])" office:value-type="float" office:value="0.0246532423831025" calcext:value-type="float">
            <text:p>0.024653242383103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4" calcext:value-type="float">
            <text:p>0.544</text:p>
          </table:table-cell>
          <table:table-cell office:value-type="float" office:value="1000" calcext:value-type="float">
            <text:p>1000</text:p>
          </table:table-cell>
          <table:table-cell office:value-type="float" office:value="513.247366" calcext:value-type="float">
            <text:p>513.247366</text:p>
          </table:table-cell>
          <table:table-cell office:value-type="float" office:value="114.916172" calcext:value-type="float">
            <text:p>114.916172</text:p>
          </table:table-cell>
          <table:table-cell table:formula="of:=[.F$2] * SQRT([.$B7]*(1-[.$B7])/[.$C7])" office:value-type="float" office:value="0.0406351228569571" calcext:value-type="float">
            <text:p>0.040635122856957</text:p>
          </table:table-cell>
          <table:table-cell table:formula="of:=[.G$2] * SQRT([.$B7]*(1-[.$B7])/[.$C7])" office:value-type="float" office:value="0.0308700933331922" calcext:value-type="float">
            <text:p>0.030870093333192</text:p>
          </table:table-cell>
          <table:table-cell table:formula="of:=[.H$2] * SQRT([.$B7]*(1-[.$B7])/[.$C7])" office:value-type="float" office:value="0.02583007809512" calcext:value-type="float">
            <text:p>0.02583007809512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6/100</text:p>
          </table:table-cell>
          <table:table-cell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6" calcext:value-type="float">
            <text:p>0.436</text:p>
          </table:table-cell>
          <table:table-cell office:value-type="float" office:value="1000" calcext:value-type="float">
            <text:p>1000</text:p>
          </table:table-cell>
          <table:table-cell office:value-type="float" office:value="535.341029" calcext:value-type="float">
            <text:p>535.341029</text:p>
          </table:table-cell>
          <table:table-cell office:value-type="float" office:value="115.443145" calcext:value-type="float">
            <text:p>115.443145</text:p>
          </table:table-cell>
          <table:table-cell table:formula="of:=[.F$2] * SQRT([.$B8]*(1-[.$B8])/[.$C8])" office:value-type="float" office:value="0.040457822304222" calcext:value-type="float">
            <text:p>0.040457822304222</text:p>
          </table:table-cell>
          <table:table-cell table:formula="of:=[.G$2] * SQRT([.$B8]*(1-[.$B8])/[.$C8])" office:value-type="float" office:value="0.0307353998900291" calcext:value-type="float">
            <text:p>0.030735399890029</text:p>
          </table:table-cell>
          <table:table-cell table:formula="of:=[.H$2] * SQRT([.$B8]*(1-[.$B8])/[.$C8])" office:value-type="float" office:value="0.0257173754181876" calcext:value-type="float">
            <text:p>0.025717375418188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82" calcext:value-type="float">
            <text:p>0.682</text:p>
          </table:table-cell>
          <table:table-cell office:value-type="float" office:value="1000" calcext:value-type="float">
            <text:p>1000</text:p>
          </table:table-cell>
          <table:table-cell office:value-type="float" office:value="517.596432" calcext:value-type="float">
            <text:p>517.596432</text:p>
          </table:table-cell>
          <table:table-cell office:value-type="float" office:value="112.857635" calcext:value-type="float">
            <text:p>112.857635</text:p>
          </table:table-cell>
          <table:table-cell table:formula="of:=[.F$2] * SQRT([.$B9]*(1-[.$B9])/[.$C9])" office:value-type="float" office:value="0.0379949129015978" calcext:value-type="float">
            <text:p>0.037994912901598</text:p>
          </table:table-cell>
          <table:table-cell table:formula="of:=[.G$2] * SQRT([.$B9]*(1-[.$B9])/[.$C9])" office:value-type="float" office:value="0.0288643524368727" calcext:value-type="float">
            <text:p>0.028864352436873</text:p>
          </table:table-cell>
          <table:table-cell table:formula="of:=[.H$2] * SQRT([.$B9]*(1-[.$B9])/[.$C9])" office:value-type="float" office:value="0.0241518051002404" calcext:value-type="float">
            <text:p>0.024151805100241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/100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<text:span text:style-name="T1"> engagement=true</text:span>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1" calcext:value-type="float">
            <text:p>0.791</text:p>
          </table:table-cell>
          <table:table-cell office:value-type="float" office:value="1000" calcext:value-type="float">
            <text:p>1000</text:p>
          </table:table-cell>
          <table:table-cell office:value-type="float" office:value="532.116383" calcext:value-type="float">
            <text:p>532.116383</text:p>
          </table:table-cell>
          <table:table-cell office:value-type="float" office:value="115.626954" calcext:value-type="float">
            <text:p>115.626954</text:p>
          </table:table-cell>
          <table:table-cell table:formula="of:=[.F$2] * SQRT([.$B10]*(1-[.$B10])/[.$C10])" office:value-type="float" office:value="0.0331727205938856" calcext:value-type="float">
            <text:p>0.033172720593886</text:p>
          </table:table-cell>
          <table:table-cell table:formula="of:=[.G$2] * SQRT([.$B10]*(1-[.$B10])/[.$C10])" office:value-type="float" office:value="0.0252009815364402" calcext:value-type="float">
            <text:p>0.02520098153644</text:p>
          </table:table-cell>
          <table:table-cell table:formula="of:=[.H$2] * SQRT([.$B10]*(1-[.$B10])/[.$C10])" office:value-type="float" office:value="0.0210865355713071" calcext:value-type="float">
            <text:p>0.021086535571307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9/100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4" calcext:value-type="float">
            <text:p>0.864</text:p>
          </table:table-cell>
          <table:table-cell office:value-type="float" office:value="1000" calcext:value-type="float">
            <text:p>1000</text:p>
          </table:table-cell>
          <table:table-cell office:value-type="float" office:value="519.224931" calcext:value-type="float">
            <text:p>519.224931</text:p>
          </table:table-cell>
          <table:table-cell office:value-type="float" office:value="117.653159" calcext:value-type="float">
            <text:p>117.653159</text:p>
          </table:table-cell>
          <table:table-cell table:formula="of:=[.F$2] * SQRT([.$B11]*(1-[.$B11])/[.$C11])" office:value-type="float" office:value="0.0279670095934478" calcext:value-type="float">
            <text:p>0.027967009593448</text:p>
          </table:table-cell>
          <table:table-cell table:formula="of:=[.G$2] * SQRT([.$B11]*(1-[.$B11])/[.$C11])" office:value-type="float" office:value="0.0212462553500611" calcext:value-type="float">
            <text:p>0.021246255350061</text:p>
          </table:table-cell>
          <table:table-cell table:formula="of:=[.H$2] * SQRT([.$B11]*(1-[.$B11])/[.$C11])" office:value-type="float" office:value="0.0177774789663777" calcext:value-type="float">
            <text:p>0.017777478966378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4/100</text:p>
          </table:table-cell>
          <table:table-cell/>
          <table:table-cell office:value-type="string" calcext:value-type="string">
            <text:p><text:s text:c="16"/>{ ({taskCorrect=false,engagement=false},1/10)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6" calcext:value-type="float">
            <text:p>0.906</text:p>
          </table:table-cell>
          <table:table-cell office:value-type="float" office:value="1000" calcext:value-type="float">
            <text:p>1000</text:p>
          </table:table-cell>
          <table:table-cell office:value-type="float" office:value="505.00456" calcext:value-type="float">
            <text:p>505.00456</text:p>
          </table:table-cell>
          <table:table-cell office:value-type="float" office:value="112.955239" calcext:value-type="float">
            <text:p>112.955239</text:p>
          </table:table-cell>
          <table:table-cell table:formula="of:=[.F$2] * SQRT([.$B12]*(1-[.$B12])/[.$C12])" office:value-type="float" office:value="0.0238093605458021" calcext:value-type="float">
            <text:p>0.023809360545802</text:p>
          </table:table-cell>
          <table:table-cell table:formula="of:=[.G$2] * SQRT([.$B12]*(1-[.$B12])/[.$C12])" office:value-type="float" office:value="0.0180877312673536" calcext:value-type="float">
            <text:p>0.018087731267354</text:p>
          </table:table-cell>
          <table:table-cell table:formula="of:=[.H$2] * SQRT([.$B12]*(1-[.$B12])/[.$C12])" office:value-type="float" office:value="0.0151346322849285" calcext:value-type="float">
            <text:p>0.015134632284929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8"/>({taskCorrect=false},1/10)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1" calcext:value-type="float">
            <text:p>0.831</text:p>
          </table:table-cell>
          <table:table-cell office:value-type="float" office:value="1000" calcext:value-type="float">
            <text:p>1000</text:p>
          </table:table-cell>
          <table:table-cell office:value-type="float" office:value="530.692553" calcext:value-type="float">
            <text:p>530.692553</text:p>
          </table:table-cell>
          <table:table-cell office:value-type="float" office:value="117.557961" calcext:value-type="float">
            <text:p>117.557961</text:p>
          </table:table-cell>
          <table:table-cell table:formula="of:=[.F$2] * SQRT([.$B13]*(1-[.$B13])/[.$C13])" office:value-type="float" office:value="0.0305747961497702" calcext:value-type="float">
            <text:p>0.03057479614977</text:p>
          </table:table-cell>
          <table:table-cell table:formula="of:=[.G$2] * SQRT([.$B13]*(1-[.$B13])/[.$C13])" office:value-type="float" office:value="0.0232273645168797" calcext:value-type="float">
            <text:p>0.02322736451688</text:p>
          </table:table-cell>
          <table:table-cell table:formula="of:=[.H$2] * SQRT([.$B13]*(1-[.$B13])/[.$C13])" office:value-type="float" office:value="0.0194351417386136" calcext:value-type="float">
            <text:p>0.019435141738614</text:p>
          </table:table-cell>
          <table:table-cell table:number-columns-repeated="9"/>
          <table:table-cell table:style-name="ce5"/>
          <table:table-cell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1" calcext:value-type="float">
            <text:p>0.791</text:p>
          </table:table-cell>
          <table:table-cell office:value-type="float" office:value="1000" calcext:value-type="float">
            <text:p>1000</text:p>
          </table:table-cell>
          <table:table-cell office:value-type="float" office:value="508.971266" calcext:value-type="float">
            <text:p>508.971266</text:p>
          </table:table-cell>
          <table:table-cell office:value-type="float" office:value="113.422323" calcext:value-type="float">
            <text:p>113.422323</text:p>
          </table:table-cell>
          <table:table-cell table:formula="of:=[.F$2] * SQRT([.$B14]*(1-[.$B14])/[.$C14])" office:value-type="float" office:value="0.0331727205938856" calcext:value-type="float">
            <text:p>0.033172720593886</text:p>
          </table:table-cell>
          <table:table-cell table:formula="of:=[.G$2] * SQRT([.$B14]*(1-[.$B14])/[.$C14])" office:value-type="float" office:value="0.0252009815364402" calcext:value-type="float">
            <text:p>0.02520098153644</text:p>
          </table:table-cell>
          <table:table-cell table:formula="of:=[.H$2] * SQRT([.$B14]*(1-[.$B14])/[.$C14])" office:value-type="float" office:value="0.0210865355713071" calcext:value-type="float">
            <text:p>0.021086535571307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5" calcext:value-type="float">
            <text:p>0.875</text:p>
          </table:table-cell>
          <table:table-cell office:value-type="float" office:value="1000" calcext:value-type="float">
            <text:p>1000</text:p>
          </table:table-cell>
          <table:table-cell office:value-type="float" office:value="529.601098" calcext:value-type="float">
            <text:p>529.601098</text:p>
          </table:table-cell>
          <table:table-cell office:value-type="float" office:value="113.949557" calcext:value-type="float">
            <text:p>113.949557</text:p>
          </table:table-cell>
          <table:table-cell table:formula="of:=[.F$2] * SQRT([.$B15]*(1-[.$B15])/[.$C15])" office:value-type="float" office:value="0.0269822858557239" calcext:value-type="float">
            <text:p>0.026982285855724</text:p>
          </table:table-cell>
          <table:table-cell table:formula="of:=[.G$2] * SQRT([.$B15]*(1-[.$B15])/[.$C15])" office:value-type="float" office:value="0.0204981706500848" calcext:value-type="float">
            <text:p>0.020498170650085</text:p>
          </table:table-cell>
          <table:table-cell table:formula="of:=[.H$2] * SQRT([.$B15]*(1-[.$B15])/[.$C15])" office:value-type="float" office:value="0.0171515305439486" calcext:value-type="float">
            <text:p>0.01715153054394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9" calcext:value-type="float">
            <text:p>0.799</text:p>
          </table:table-cell>
          <table:table-cell office:value-type="float" office:value="1000" calcext:value-type="float">
            <text:p>1000</text:p>
          </table:table-cell>
          <table:table-cell office:value-type="float" office:value="522.348148" calcext:value-type="float">
            <text:p>522.348148</text:p>
          </table:table-cell>
          <table:table-cell office:value-type="float" office:value="113.316422" calcext:value-type="float">
            <text:p>113.316422</text:p>
          </table:table-cell>
          <table:table-cell table:formula="of:=[.F$2] * SQRT([.$B16]*(1-[.$B16])/[.$C16])" office:value-type="float" office:value="0.0326957364743478" calcext:value-type="float">
            <text:p>0.032695736474348</text:p>
          </table:table-cell>
          <table:table-cell table:formula="of:=[.G$2] * SQRT([.$B16]*(1-[.$B16])/[.$C16])" office:value-type="float" office:value="0.0248386215076441" calcext:value-type="float">
            <text:p>0.024838621507644</text:p>
          </table:table-cell>
          <table:table-cell table:formula="of:=[.H$2] * SQRT([.$B16]*(1-[.$B16])/[.$C16])" office:value-type="float" office:value="0.0207833363635389" calcext:value-type="float">
            <text:p>0.02078333636353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519.460945384615" calcext:value-type="float">
            <text:p>519.460945384615</text:p>
          </table:table-cell>
          <table:table-cell table:number-columns-repeated="13"/>
          <table:table-cell table:style-name="ce5"/>
          <table:table-cell table:number-columns-repeated="3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TD</text:p>
          </table:table-cell>
          <table:table-cell table:style-name="ce7" table:formula="of:=STDEV([.D4:.D16])" office:value-type="float" office:value="9.875730397801" calcext:value-type="float">
            <text:p>9.875730397801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7/100</text:p>
          </table:table-cell>
          <table:table-cell/>
          <table:table-cell office:value-type="string" calcext:value-type="string">
            <text:p>{ eyesNotFollowingTarget=false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Nsamples</text:p>
          </table:table-cell>
          <table:table-cell table:style-name="ce1" office:value-type="string" calcext:value-type="string">
            <text:p>Etime</text:p>
          </table:table-cell>
          <table:table-cell table:style-name="ce1" office:value-type="string" calcext:value-type="string">
            <text:p>Ltime</text:p>
          </table:table-cell>
          <table:table-cell table:style-name="ce1" office:value-type="string" calcext:value-type="string">
            <text:p>Error99</text:p>
          </table:table-cell>
          <table:table-cell table:style-name="ce1" office:value-type="string" calcext:value-type="string">
            <text:p>Error95</text:p>
          </table:table-cell>
          <table:table-cell table:style-name="ce1" office:value-type="string" calcext:value-type="string">
            <text:p>Error90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7.592691" calcext:value-type="float">
            <text:p>507.592691</text:p>
          </table:table-cell>
          <table:table-cell office:value-type="float" office:value="111.694357" calcext:value-type="float">
            <text:p>111.694357</text:p>
          </table:table-cell>
          <table:table-cell table:formula="of:=[.F$2] * SQRT([.$B22]*(1-[.$B22])/[.$C22])" office:value-type="float" office:value="0" calcext:value-type="float">
            <text:p>0</text:p>
          </table:table-cell>
          <table:table-cell table:formula="of:=[.G$2] * SQRT([.$B22]*(1-[.$B22])/[.$C22])" office:value-type="float" office:value="0" calcext:value-type="float">
            <text:p>0</text:p>
          </table:table-cell>
          <table:table-cell table:formula="of:=[.H$2] * SQRT([.$B22]*(1-[.$B22])/[.$C22])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 ({engagement=false,taskCorrect=true},1/1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000" calcext:value-type="float">
            <text:p>1000</text:p>
          </table:table-cell>
          <table:table-cell office:value-type="float" office:value="517.227206" calcext:value-type="float">
            <text:p>517.227206</text:p>
          </table:table-cell>
          <table:table-cell office:value-type="float" office:value="110.052222" calcext:value-type="float">
            <text:p>110.052222</text:p>
          </table:table-cell>
          <table:table-cell table:formula="of:=[.F$2] * SQRT([.$B23]*(1-[.$B23])/[.$C23])" office:value-type="float" office:value="0.040785222323778" calcext:value-type="float">
            <text:p>0.040785222323778</text:p>
          </table:table-cell>
          <table:table-cell table:formula="of:=[.G$2] * SQRT([.$B23]*(1-[.$B23])/[.$C23])" office:value-type="float" office:value="0.0309841223855058" calcext:value-type="float">
            <text:p>0.030984122385506</text:p>
          </table:table-cell>
          <table:table-cell table:formula="of:=[.H$2] * SQRT([.$B23]*(1-[.$B23])/[.$C23])" office:value-type="float" office:value="0.0259254901593007" calcext:value-type="float">
            <text:p>0.025925490159301</text:p>
          </table:table-cell>
          <table:table-cell table:number-columns-repeated="13"/>
          <table:table-cell office:value-type="string" calcext:value-type="string">
            <text:p><text:s text:c="2"/>({},9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3" calcext:value-type="float">
            <text:p>0.263</text:p>
          </table:table-cell>
          <table:table-cell office:value-type="float" office:value="1000" calcext:value-type="float">
            <text:p>1000</text:p>
          </table:table-cell>
          <table:table-cell office:value-type="float" office:value="514.175138" calcext:value-type="float">
            <text:p>514.175138</text:p>
          </table:table-cell>
          <table:table-cell office:value-type="float" office:value="111.999659" calcext:value-type="float">
            <text:p>111.999659</text:p>
          </table:table-cell>
          <table:table-cell table:formula="of:=[.F$2] * SQRT([.$B24]*(1-[.$B24])/[.$C24])" office:value-type="float" office:value="0.0359195861390412" calcext:value-type="float">
            <text:p>0.035919586139041</text:p>
          </table:table-cell>
          <table:table-cell table:formula="of:=[.G$2] * SQRT([.$B24]*(1-[.$B24])/[.$C24])" office:value-type="float" office:value="0.0272877476095042" calcext:value-type="float">
            <text:p>0.027287747609504</text:p>
          </table:table-cell>
          <table:table-cell table:formula="of:=[.H$2] * SQRT([.$B24]*(1-[.$B24])/[.$C24])" office:value-type="float" office:value="0.0228326051426463" calcext:value-type="float">
            <text:p>0.02283260514264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1" calcext:value-type="float">
            <text:p>0.201</text:p>
          </table:table-cell>
          <table:table-cell office:value-type="float" office:value="1000" calcext:value-type="float">
            <text:p>1000</text:p>
          </table:table-cell>
          <table:table-cell office:value-type="float" office:value="509.62277" calcext:value-type="float">
            <text:p>509.62277</text:p>
          </table:table-cell>
          <table:table-cell office:value-type="float" office:value="111.35836" calcext:value-type="float">
            <text:p>111.35836</text:p>
          </table:table-cell>
          <table:table-cell table:formula="of:=[.F$2] * SQRT([.$B25]*(1-[.$B25])/[.$C25])" office:value-type="float" office:value="0.0326957364743478" calcext:value-type="float">
            <text:p>0.032695736474348</text:p>
          </table:table-cell>
          <table:table-cell table:formula="of:=[.G$2] * SQRT([.$B25]*(1-[.$B25])/[.$C25])" office:value-type="float" office:value="0.0248386215076441" calcext:value-type="float">
            <text:p>0.024838621507644</text:p>
          </table:table-cell>
          <table:table-cell table:formula="of:=[.H$2] * SQRT([.$B25]*(1-[.$B25])/[.$C25])" office:value-type="float" office:value="0.0207833363635389" calcext:value-type="float">
            <text:p>0.020783336363539</text:p>
          </table:table-cell>
          <table:table-cell table:number-columns-repeated="11"/>
          <table:table-cell office:value-type="string" calcext:value-type="string">
            <text:p>{ <text:span text:style-name="T1">eyesNotFollowingTarget=true</text:span>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9" calcext:value-type="float">
            <text:p>0.099</text:p>
          </table:table-cell>
          <table:table-cell office:value-type="float" office:value="1000" calcext:value-type="float">
            <text:p>1000</text:p>
          </table:table-cell>
          <table:table-cell office:value-type="float" office:value="517.431964" calcext:value-type="float">
            <text:p>517.431964</text:p>
          </table:table-cell>
          <table:table-cell office:value-type="float" office:value="111.678349" calcext:value-type="float">
            <text:p>111.678349</text:p>
          </table:table-cell>
          <table:table-cell table:formula="of:=[.F$2] * SQRT([.$B26]*(1-[.$B26])/[.$C26])" office:value-type="float" office:value="0.0243668673325071" calcext:value-type="float">
            <text:p>0.024366867332507</text:p>
          </table:table-cell>
          <table:table-cell table:formula="of:=[.G$2] * SQRT([.$B26]*(1-[.$B26])/[.$C26])" office:value-type="float" office:value="0.0185112635549279" calcext:value-type="float">
            <text:p>0.018511263554928</text:p>
          </table:table-cell>
          <table:table-cell table:formula="of:=[.H$2] * SQRT([.$B26]*(1-[.$B26])/[.$C26])" office:value-type="float" office:value="0.0154890164439192" calcext:value-type="float">
            <text:p>0.015489016443919</text:p>
          </table:table-cell>
          <table:table-cell table:number-columns-repeated="1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7" calcext:value-type="float">
            <text:p>0.437</text:p>
          </table:table-cell>
          <table:table-cell office:value-type="float" office:value="1000" calcext:value-type="float">
            <text:p>1000</text:p>
          </table:table-cell>
          <table:table-cell office:value-type="float" office:value="520.141092" calcext:value-type="float">
            <text:p>520.141092</text:p>
          </table:table-cell>
          <table:table-cell office:value-type="float" office:value="110.786563" calcext:value-type="float">
            <text:p>110.786563</text:p>
          </table:table-cell>
          <table:table-cell table:formula="of:=[.F$2] * SQRT([.$B27]*(1-[.$B27])/[.$C27])" office:value-type="float" office:value="0.0404682684136596" calcext:value-type="float">
            <text:p>0.04046826841366</text:p>
          </table:table-cell>
          <table:table-cell table:formula="of:=[.G$2] * SQRT([.$B27]*(1-[.$B27])/[.$C27])" office:value-type="float" office:value="0.030743335694098" calcext:value-type="float">
            <text:p>0.030743335694098</text:p>
          </table:table-cell>
          <table:table-cell table:formula="of:=[.H$2] * SQRT([.$B27]*(1-[.$B27])/[.$C27])" office:value-type="float" office:value="0.0257240155807759" calcext:value-type="float">
            <text:p>0.025724015580776</text:p>
          </table:table-cell>
          <table:table-cell table:number-columns-repeated="13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5" calcext:value-type="float">
            <text:p>0.695</text:p>
          </table:table-cell>
          <table:table-cell office:value-type="float" office:value="1000" calcext:value-type="float">
            <text:p>1000</text:p>
          </table:table-cell>
          <table:table-cell office:value-type="float" office:value="552.751659" calcext:value-type="float">
            <text:p>552.751659</text:p>
          </table:table-cell>
          <table:table-cell office:value-type="float" office:value="114.03573" calcext:value-type="float">
            <text:p>114.03573</text:p>
          </table:table-cell>
          <table:table-cell table:formula="of:=[.F$2] * SQRT([.$B28]*(1-[.$B28])/[.$C28])" office:value-type="float" office:value="0.037563152024291" calcext:value-type="float">
            <text:p>0.037563152024291</text:p>
          </table:table-cell>
          <table:table-cell table:formula="of:=[.G$2] * SQRT([.$B28]*(1-[.$B28])/[.$C28])" office:value-type="float" office:value="0.0285363480494614" calcext:value-type="float">
            <text:p>0.028536348049461</text:p>
          </table:table-cell>
          <table:table-cell table:formula="of:=[.H$2] * SQRT([.$B28]*(1-[.$B28])/[.$C28])" office:value-type="float" office:value="0.0238773524495493" calcext:value-type="float">
            <text:p>0.023877352449549</text:p>
          </table:table-cell>
          <table:table-cell table:number-columns-repeated="13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7" calcext:value-type="float">
            <text:p>0.807</text:p>
          </table:table-cell>
          <table:table-cell office:value-type="float" office:value="1000" calcext:value-type="float">
            <text:p>1000</text:p>
          </table:table-cell>
          <table:table-cell office:value-type="float" office:value="527.253674" calcext:value-type="float">
            <text:p>527.253674</text:p>
          </table:table-cell>
          <table:table-cell office:value-type="float" office:value="115.057486" calcext:value-type="float">
            <text:p>115.057486</text:p>
          </table:table-cell>
          <table:table-cell table:formula="of:=[.F$2] * SQRT([.$B29]*(1-[.$B29])/[.$C29])" office:value-type="float" office:value="0.032198462019171" calcext:value-type="float">
            <text:p>0.032198462019171</text:p>
          </table:table-cell>
          <table:table-cell table:formula="of:=[.G$2] * SQRT([.$B29]*(1-[.$B29])/[.$C29])" office:value-type="float" office:value="0.0244608471153392" calcext:value-type="float">
            <text:p>0.024460847115339</text:p>
          </table:table-cell>
          <table:table-cell table:formula="of:=[.H$2] * SQRT([.$B29]*(1-[.$B29])/[.$C29])" office:value-type="float" office:value="0.020467239423039" calcext:value-type="float">
            <text:p>0.020467239423039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4" calcext:value-type="float">
            <text:p>0.864</text:p>
          </table:table-cell>
          <table:table-cell office:value-type="float" office:value="1000" calcext:value-type="float">
            <text:p>1000</text:p>
          </table:table-cell>
          <table:table-cell office:value-type="float" office:value="511.095836" calcext:value-type="float">
            <text:p>511.095836</text:p>
          </table:table-cell>
          <table:table-cell office:value-type="float" office:value="111.248476" calcext:value-type="float">
            <text:p>111.248476</text:p>
          </table:table-cell>
          <table:table-cell table:formula="of:=[.F$2] * SQRT([.$B30]*(1-[.$B30])/[.$C30])" office:value-type="float" office:value="0.0279670095934478" calcext:value-type="float">
            <text:p>0.027967009593448</text:p>
          </table:table-cell>
          <table:table-cell table:formula="of:=[.G$2] * SQRT([.$B30]*(1-[.$B30])/[.$C30])" office:value-type="float" office:value="0.0212462553500611" calcext:value-type="float">
            <text:p>0.021246255350061</text:p>
          </table:table-cell>
          <table:table-cell table:formula="of:=[.H$2] * SQRT([.$B30]*(1-[.$B30])/[.$C30])" office:value-type="float" office:value="0.0177774789663777" calcext:value-type="float">
            <text:p>0.017777478966378</text:p>
          </table:table-cell>
          <table:table-cell table:number-columns-repeated="11"/>
          <table:table-cell office:value-type="string" calcext:value-type="string">
            <text:p>{ eyesNotFollowingTarget=false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3" calcext:value-type="float">
            <text:p>0.693</text:p>
          </table:table-cell>
          <table:table-cell office:value-type="float" office:value="1000" calcext:value-type="float">
            <text:p>1000</text:p>
          </table:table-cell>
          <table:table-cell office:value-type="float" office:value="516.378549" calcext:value-type="float">
            <text:p>516.378549</text:p>
          </table:table-cell>
          <table:table-cell office:value-type="float" office:value="112.626053" calcext:value-type="float">
            <text:p>112.626053</text:p>
          </table:table-cell>
          <table:table-cell table:formula="of:=[.F$2] * SQRT([.$B31]*(1-[.$B31])/[.$C31])" office:value-type="float" office:value="0.0376318449773593" calcext:value-type="float">
            <text:p>0.037631844977359</text:p>
          </table:table-cell>
          <table:table-cell table:formula="of:=[.G$2] * SQRT([.$B31]*(1-[.$B31])/[.$C31])" office:value-type="float" office:value="0.0285885333936528" calcext:value-type="float">
            <text:p>0.028588533393653</text:p>
          </table:table-cell>
          <table:table-cell table:formula="of:=[.H$2] * SQRT([.$B31]*(1-[.$B31])/[.$C31])" office:value-type="float" office:value="0.0239210177375462" calcext:value-type="float">
            <text:p>0.023921017737546</text:p>
          </table:table-cell>
          <table:table-cell table:number-columns-repeated="1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4" calcext:value-type="float">
            <text:p>0.664</text:p>
          </table:table-cell>
          <table:table-cell office:value-type="float" office:value="1000" calcext:value-type="float">
            <text:p>1000</text:p>
          </table:table-cell>
          <table:table-cell office:value-type="float" office:value="540.495215" calcext:value-type="float">
            <text:p>540.495215</text:p>
          </table:table-cell>
          <table:table-cell office:value-type="float" office:value="115.059714" calcext:value-type="float">
            <text:p>115.059714</text:p>
          </table:table-cell>
          <table:table-cell table:formula="of:=[.F$2] * SQRT([.$B32]*(1-[.$B32])/[.$C32])" office:value-type="float" office:value="0.0385365990403928" calcext:value-type="float">
            <text:p>0.038536599040393</text:p>
          </table:table-cell>
          <table:table-cell table:formula="of:=[.G$2] * SQRT([.$B32]*(1-[.$B32])/[.$C32])" office:value-type="float" office:value="0.0292758659376627" calcext:value-type="float">
            <text:p>0.029275865937663</text:p>
          </table:table-cell>
          <table:table-cell table:formula="of:=[.H$2] * SQRT([.$B32]*(1-[.$B32])/[.$C32])" office:value-type="float" office:value="0.0244961327233504" calcext:value-type="float">
            <text:p>0.024496132723351</text:p>
          </table:table-cell>
          <table:table-cell table:number-columns-repeated="13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" calcext:value-type="float">
            <text:p>0.79</text:p>
          </table:table-cell>
          <table:table-cell office:value-type="float" office:value="1000" calcext:value-type="float">
            <text:p>1000</text:p>
          </table:table-cell>
          <table:table-cell office:value-type="float" office:value="546.275654" calcext:value-type="float">
            <text:p>546.275654</text:p>
          </table:table-cell>
          <table:table-cell office:value-type="float" office:value="112.357345" calcext:value-type="float">
            <text:p>112.357345</text:p>
          </table:table-cell>
          <table:table-cell table:formula="of:=[.F$2] * SQRT([.$B33]*(1-[.$B33])/[.$C33])" office:value-type="float" office:value="0.0332309608648321" calcext:value-type="float">
            <text:p>0.033230960864832</text:p>
          </table:table-cell>
          <table:table-cell table:formula="of:=[.G$2] * SQRT([.$B33]*(1-[.$B33])/[.$C33])" office:value-type="float" office:value="0.0252452260833608" calcext:value-type="float">
            <text:p>0.025245226083361</text:p>
          </table:table-cell>
          <table:table-cell table:formula="of:=[.H$2] * SQRT([.$B33]*(1-[.$B33])/[.$C33])" office:value-type="float" office:value="0.0211235565187305" calcext:value-type="float">
            <text:p>0.021123556518731</text:p>
          </table:table-cell>
          <table:table-cell table:number-columns-repeated="12"/>
          <table:table-cell office:value-type="string" calcext:value-type="string">
            <text:p><text:s text:c="23"/>({taskCorrect=false},1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3" calcext:value-type="float">
            <text:p>0.623</text:p>
          </table:table-cell>
          <table:table-cell office:value-type="float" office:value="1000" calcext:value-type="float">
            <text:p>1000</text:p>
          </table:table-cell>
          <table:table-cell office:value-type="float" office:value="639.64358" calcext:value-type="float">
            <text:p>639.64358</text:p>
          </table:table-cell>
          <table:table-cell office:value-type="float" office:value="120.453928" calcext:value-type="float">
            <text:p>120.453928</text:p>
          </table:table-cell>
          <table:table-cell table:formula="of:=[.F$2] * SQRT([.$B34]*(1-[.$B34])/[.$C34])" office:value-type="float" office:value="0.0395397941876282" calcext:value-type="float">
            <text:p>0.039539794187628</text:p>
          </table:table-cell>
          <table:table-cell table:formula="of:=[.G$2] * SQRT([.$B34]*(1-[.$B34])/[.$C34])" office:value-type="float" office:value="0.030037983181299" calcext:value-type="float">
            <text:p>0.030037983181299</text:p>
          </table:table-cell>
          <table:table-cell table:formula="of:=[.H$2] * SQRT([.$B34]*(1-[.$B34])/[.$C34])" office:value-type="float" office:value="0.0251338226619032" calcext:value-type="float">
            <text:p>0.025133822661903</text:p>
          </table:table-cell>
          <table:table-cell table:number-columns-repeated="13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532.314232923077" calcext:value-type="float">
            <text:p>532.314232923077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STDEV([.D22:.D34])" office:value-type="float" office:value="35.3332611010451" calcext:value-type="float">
            <text:p>35.3332611010451</text:p>
          </table:table-cell>
          <table:table-cell table:number-columns-repeated="15"/>
          <table:table-cell office:value-type="string" calcext:value-type="string">
            <text:p>{ <text:span text:style-name="T1">eyesNotFollowingTarget=true</text:span>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9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23"/>({taskCorrect=false},2/10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7"/>
          <table:table-cell office:value-type="string" calcext:value-type="string">
            <text:p>{ <text:span text:style-name="T1">eyesNotFollowingTarget=true</text:span>, <text:span text:style-name="T1">lowAttention=true</text:span>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3"/>
          <table:table-cell table:style-name="ce1" table:number-columns-repeated="4"/>
          <table:table-cell/>
          <table:table-cell table:style-name="ce2"/>
          <table:table-cell table:number-columns-repeated="13"/>
        </table:table-row>
        <table:table-row table:style-name="ro1" table:number-rows-repeated="13">
          <table:table-cell/>
          <table:table-cell table:style-name="ce11" table:number-columns-repeated="2"/>
          <table:table-cell table:style-name="ce14" table:number-columns-repeated="4"/>
          <table:table-cell/>
          <table:table-cell table:style-name="ce16"/>
          <table:table-cell table:number-columns-repeated="1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15"/>
          <table:table-cell table:number-columns-repeated="16"/>
        </table:table-row>
      </table:table>
      <table:table table:name="PEC-ASP" table:style-name="ta1">
        <table:shapes>
          <draw:frame draw:z-index="0" draw:style-name="gr1" draw:text-style-name="P1" svg:width="683.55pt" svg:height="284.6pt" svg:x="652.93pt" svg:y="27.86pt">
            <draw:object draw:notify-on-update-of-ranges="'PEC-ASP'.B4:'PEC-ASP'.B16 'PEC-ASP'.P18:'PEC-ASP'.P21 'PEC-ASP'.A1:'PEC-ASP'.A1 'PEC-ASP'.M18:'PEC-ASP'.M21 'PEC-ASP'.A22:'PEC-ASP'.A34 'PEC-ASP'.A1:'PEC-ASP'.A1 'PEC-ASP'.B22:'PEC-ASP'.B34 'PEC-ASP'.A39:'PEC-ASP'.A51 'PEC-ASP'.A1:'PEC-ASP'.A1 'PEC-ASP'.B39:'PEC-ASP'.B51 'PEC-ASP'.A4:'PEC-ASP'.A16 'PEC-ASP'.A1:'PEC-ASP'.A1 'PEC-ASP'.B4:'PEC-ASP'.B16 'PEC-ASP'.P5:'PEC-ASP'.P12 'PEC-ASP'.A1:'PEC-ASP'.A1 'PEC-ASP'.M5:'PEC-ASP'.M12 'PEC-ASP'.P14:'PEC-ASP'.P16 'PEC-ASP'.A1:'PEC-ASP'.A1 'PEC-ASP'.M14:'PEC-ASP'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Query: holds(((engagement,true),I)) for I=0,…,12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style-name="ce2" office:value-type="string" calcext:value-type="string">
            <text:p>NARRATIVE:</text:p>
          </table:table-cell>
          <table:table-cell table:number-columns-repeated="5"/>
          <table:table-cell table:style-name="ce1" office:value-type="string" calcext:value-type="string">
            <text:p>CAUSAL DOMAIN: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7"/>
          <table:table-cell table:style-name="ce1" office:value-type="string" calcext:value-type="string">
            <text:p>Type of event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style-name="ce1" office:value-type="string" calcext:value-type="string">
            <text:p>prob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{ eyesNotFollowingTarget=false, lowAttention=false, badPosture=false 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6"/>{ ({taskCorrect=true,engagement=true},4/10),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0173" calcext:value-type="float">
            <text:p>0.5401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6/100</text:p>
          </table:table-cell>
          <table:table-cell/>
          <table:table-cell office:value-type="string" calcext:value-type="string">
            <text:p><text:s text:c="18"/>({},6/10)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2138" calcext:value-type="float">
            <text:p>0.432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9283" calcext:value-type="float">
            <text:p>0.6592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/100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<text:span text:style-name="T1"> engagement=true</text:span> }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557" calcext:value-type="float">
            <text:p>0.795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6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6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9/100</text:p>
          </table:table-cell>
          <table:table-cell/>
          <table:table-cell office:value-type="string" calcext:value-type="string">
            <text:p><text:s text:c="8"/>causes-one-of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7342" calcext:value-type="float">
            <text:p>0.8773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74/100</text:p>
          </table:table-cell>
          <table:table-cell/>
          <table:table-cell office:value-type="string" calcext:value-type="string">
            <text:p><text:s text:c="16"/>{ ({taskCorrect=false,engagement=false},1/10)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6829" calcext:value-type="float">
            <text:p>0.9168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table:style-name="ce21" office:value-type="string" calcext:value-type="string">
            <text:p>eyesNotFollowingTarget</text:p>
          </table:table-cell>
          <table:table-cell office:value-type="string" calcext:value-type="string">
            <text:p>performed-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8"/>({taskCorrect=false},1/10),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8891" calcext:value-type="float">
            <text:p>0.8388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1"/>
          <table:table-cell table:style-name="ce5"/>
          <table:table-cell/>
          <table:table-cell office:value-type="string" calcext:value-type="string">
            <text:p><text:s text:c="18"/>({},8/10) }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3568" calcext:value-type="float">
            <text:p>0.7935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6141" calcext:value-type="float">
            <text:p>0.876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{ <text:span text:style-name="T1">eyesNotFollowingTarget=true</text:span>, lowAttention=false, badPosture=false, engagement=false 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88527" calcext:value-type="float">
            <text:p>0.7885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2" office:value-type="string" calcext:value-type="string">
            <text:p>badPosture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4:.D16])" office:value-type="float" office:value="0" calcext:value-type="float">
            <text:p>0</text:p>
          </table:table-cell>
          <table:table-cell table:number-columns-repeated="13"/>
          <table:table-cell table:style-name="ce5"/>
          <table:table-cell table:number-columns-repeated="3"/>
          <table:table-cell office:value-type="string" calcext:value-type="string">
            <text:p>{ ({taskCorrect=false},3/10),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TD</text:p>
          </table:table-cell>
          <table:table-cell table:style-name="ce7" table:formula="of:=STDEV([.D4:.D16])" office:value-type="string" office:string-value="" calcext:value-type="error">
            <text:p>#DIV/0!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table:style-name="ce1" office:value-type="string" calcext:value-type="string">
            <text:p>Query: holds(((taskCorrect,true),I)) for I=0,...,12. </text:p>
          </table:table-cell>
          <table:table-cell table:number-columns-repeated="11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-prob</text:p>
          </table:table-cell>
          <table:table-cell table:style-name="ce5" office:value-type="string" calcext:value-type="string">
            <text:p>87/100</text:p>
          </table:table-cell>
          <table:table-cell/>
          <table:table-cell office:value-type="string" calcext:value-type="string">
            <text:p>{ eyesNotFollowingTarget=false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st</text:p>
          </table:table-cell>
          <table:table-cell table:style-name="ce1" office:value-type="string" calcext:value-type="string">
            <text:p>Prob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T.Time</text:p>
          </table:table-cell>
          <table:table-cell table:style-name="ce1" office:value-type="string" calcext:value-type="string">
            <text:p>S.Time</text:p>
          </table:table-cell>
          <table:table-cell table:style-name="ce1" office:value-type="string" calcext:value-type="string">
            <text:p>CPU Time </text:p>
          </table:table-cell>
          <table:table-cell table:number-columns-repeated="6"/>
          <table:table-cell office:value-type="float" office:value="0.15" calcext:value-type="float">
            <text:p>0.15</text:p>
          </table:table-cell>
          <table:table-cell table:style-name="ce23" office:value-type="string" calcext:value-type="string">
            <text:p>lowAttention</text:p>
          </table:table-cell>
          <table:table-cell office:value-type="string" calcext:value-type="string">
            <text:p>performed-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h-prob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{ ({engagement=false,taskCorrect=true},1/1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9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09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9s</text:p>
          </table:table-cell>
          <table:table-cell table:number-columns-repeated="13"/>
          <table:table-cell office:value-type="string" calcext:value-type="string">
            <text:p>{ <text:span text:style-name="T1">eyesNotFollowingTarget=true</text:span>, <text:span text:style-name="T1">lowAttention=true</text:span>, badPosture=false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5978" calcext:value-type="float">
            <text:p>0.1959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7587" calcext:value-type="float">
            <text:p>0.5175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0552" calcext:value-type="float">
            <text:p>0.7105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6331" calcext:value-type="float">
            <text:p>0.826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9348" calcext:value-type="float">
            <text:p>0.8793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3"/>
          <table:table-cell office:value-type="string" calcext:value-type="string">
            <text:p>{ eyesNotFollowingTarget=false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7987" calcext:value-type="float">
            <text:p>0.7279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4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451" calcext:value-type="float">
            <text:p>0.6484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08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8s</text:p>
          </table:table-cell>
          <table:table-cell table:number-columns-repeated="15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4"/>
          <table:table-cell office:value-type="string" calcext:value-type="string">
            <text:p><text:s text:c="23"/>({taskCorrect=false},1/10)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21" calcext:value-type="float">
            <text:p>0.63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0.007s </text:p>
          </table:table-cell>
          <table:table-cell office:value-type="string" calcext:value-type="string">
            <text:p><text:s/>0.00s </text:p>
          </table:table-cell>
          <table:table-cell office:value-type="string" calcext:value-type="string">
            <text:p><text:s/>0.007s</text:p>
          </table:table-cell>
          <table:table-cell table:number-columns-repeated="15"/>
          <table:table-cell office:value-type="string" calcext:value-type="string">
            <text:p><text:s text:c="2"/>({},8/10) }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 table:style-name="ce1" table:formula="of:=AVERAGE([.D22:.D34]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1"/>
          <table:table-cell/>
          <table:table-cell table:style-name="ce6" office:value-type="string" calcext:value-type="string">
            <text:p>STD</text:p>
          </table:table-cell>
          <table:table-cell table:style-name="ce7" table:formula="of:=STDEV([.D22:.D34])" office:value-type="string" office:string-value="" calcext:value-type="error">
            <text:p>#DIV/0!</text:p>
          </table:table-cell>
          <table:table-cell table:number-columns-repeated="15"/>
          <table:table-cell office:value-type="string" calcext:value-type="string">
            <text:p>{ <text:span text:style-name="T1">eyesNotFollowingTarget=true</text:span>, lowAttention=false, <text:span text:style-name="T1">badPosture=true</text:span> 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heshold</text:p>
          </table:table-cell>
          <table:table-cell table:number-columns-repeated="19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table:style-name="ce5" office:value-type="string" calcext:value-type="string">
            <text:p>Inst</text:p>
          </table:table-cell>
          <table:table-cell office:value-type="string" calcext:value-type="string">
            <text:p>Prob</text:p>
          </table:table-cell>
          <table:table-cell table:number-columns-repeated="19"/>
          <table:table-cell office:value-type="string" calcext:value-type="string">
            <text:p>{ ({taskCorrect=false,engagement=false},1/10)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23"/>({taskCorrect=false},2/10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7/10) 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7"/>
          <table:table-cell office:value-type="string" calcext:value-type="string">
            <text:p>{ <text:span text:style-name="T1">eyesNotFollowingTarget=true</text:span>, <text:span text:style-name="T1">lowAttention=true</text:span>, <text:span text:style-name="T1">badPosture=true</text:span> 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causes-one-o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{ ({taskCorrect=false,engagement=false},2/1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string" calcext:value-type="string">
            <text:p><text:s text:c="10"/>({taskCorrect=false},2/10)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<text:s text:c="2"/>({},6/10) 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style-name="ce2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3"/>
          <table:table-cell table:style-name="ce1" table:number-columns-repeated="4"/>
          <table:table-cell/>
          <table:table-cell table:style-name="ce2"/>
          <table:table-cell table:number-columns-repeated="13"/>
        </table:table-row>
        <table:table-row table:style-name="ro1" table:number-rows-repeated="13">
          <table:table-cell/>
          <table:table-cell table:style-name="ce11" table:number-columns-repeated="2"/>
          <table:table-cell table:style-name="ce14" table:number-columns-repeated="4"/>
          <table:table-cell/>
          <table:table-cell table:style-name="ce16"/>
          <table:table-cell table:number-columns-repeated="1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1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fraction number:min-integer-digits="0" number:min-numerator-digits="1" loext:max-numerator-digits="1" number:min-denominator-digits="8" loext:max-denominator-value="99999999"/>
    </number:number-style>
    <number:number-style style:name="N122" number:title="User-defined">
      <number:fraction number:min-integer-digits="0" number:min-numerator-digits="1" loext:max-numerator-digits="1" number:min-denominator-digits="3" loext:max-denominator-value="999"/>
    </number:number-style>
    <number:number-style style:name="N123" number:title="User-defined">
      <number:fraction number:min-integer-digits="0" number:min-numerator-digits="1" loext:max-numerator-digits="1" number:min-denominator-digits="4" loext:max-denominator-value="9999"/>
    </number:number-style>
    <number:number-style style:name="N124" number:title="User-defined">
      <number:fraction number:min-integer-digits="0" number:min-numerator-digits="1" loext:max-numerator-digits="1" number:min-denominator-digits="6" loext:max-denominator-value="999999"/>
    </number:number-style>
    <number:number-style style:name="N125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51:57.73156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12:23:04.076354492</dc:date>
    <meta:editing-duration>PT4H50M36S</meta:editing-duration>
    <meta:editing-cycles>52</meta:editing-cycles>
    <meta:generator>LibreOffice/6.2.7.1$Linux_X86_64 LibreOffice_project/20$Build-1</meta:generator>
    <meta:document-statistic meta:table-count="2" meta:cell-count="7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4.115cm" svg:height="10.041cm" xlink:href=".." xlink:type="simple" chart:class="chart:scatter" chart:style-name="ch1">
        <chart:legend chart:legend-position="end" svg:x="15.383cm" svg:y="2.285cm" style:legend-expansion="high" chart:style-name="ch2"/>
        <chart:plot-area chart:style-name="ch3" table:cell-range-address="'PEC-ASP'.B4:'PEC-ASP'.B16 'PEC-ASP'.P18:'PEC-ASP'.P21 'PEC-ASP'.A1:'PEC-ASP'.A1 'PEC-ASP'.M18:'PEC-ASP'.M21 'PEC-ASP'.B22:'PEC-ASP'.B34 'PEC-ASP'.B39:'PEC-ASP'.B51 'PEC-ASP'.M5:'PEC-ASP'.M12 'PEC-ASP'.M14:'PEC-ASP'.M16" chart:data-source-has-labels="both" svg:x="1.023cm" svg:y="0.288cm" svg:width="18.916cm" svg:height="8.91cm">
          <chartooo:coordinate-region svg:x="1.75cm" svg:y="0.488cm" svg:width="18.002cm" svg:height="8.063cm"/>
          <chart:axis chart:dimension="x" chart:name="primary-x" chart:style-name="ch4" chartooo:axis-type="auto">
            <chart:title svg:x="0.377cm" svg:y="7.582cm" chart:style-name="ch5">
              <text:p>Events:</text:p>
            </chart:title>
            <chart:categories table:cell-range-address="'PEC-ASP'.B4:'PEC-ASP'.B16"/>
          </chart:axis>
          <chart:axis chart:dimension="y" chart:name="primary-y" chart:style-name="ch4">
            <chart:title svg:x="0.27cm" svg:y="5.436cm" chart:style-name="ch6">
              <text:p>Probability</text:p>
            </chart:title>
            <chart:grid chart:style-name="ch7" chart:class="major"/>
          </chart:axis>
          <chart:series chart:style-name="ch8" chart:values-cell-range-address="'PEC-ASP'.M18:'PEC-ASP'.M21" chart:label-cell-address="'PEC-ASP'.A1:'PEC-ASP'.A1" chart:class="chart:scatter">
            <chart:domain table:cell-range-address="'PEC-ASP'.P18:'PEC-ASP'.P21"/>
            <chart:data-point chart:repeated="4"/>
          </chart:series>
          <chart:series chart:style-name="ch9" chart:values-cell-range-address="'PEC-ASP'.B22:'PEC-ASP'.B34" chart:label-cell-address="'PEC-ASP'.A1:'PEC-ASP'.A1" chart:class="chart:scatter">
            <chart:domain table:cell-range-address="'PEC-ASP'.A22:'PEC-ASP'.A34"/>
            <chart:data-point chart:repeated="13"/>
          </chart:series>
          <chart:series chart:style-name="ch10" chart:values-cell-range-address="'PEC-ASP'.B39:'PEC-ASP'.B51" chart:label-cell-address="'PEC-ASP'.A1:'PEC-ASP'.A1" chart:class="chart:scatter">
            <chart:domain table:cell-range-address="'PEC-ASP'.A39:'PEC-ASP'.A51"/>
            <chart:data-point chart:repeated="13"/>
          </chart:series>
          <chart:series chart:style-name="ch11" chart:values-cell-range-address="'PEC-ASP'.B4:'PEC-ASP'.B16" chart:label-cell-address="'PEC-ASP'.A1:'PEC-ASP'.A1" chart:class="chart:scatter">
            <chart:domain table:cell-range-address="'PEC-ASP'.A4:'PEC-ASP'.A16"/>
            <chart:data-point chart:repeated="13"/>
          </chart:series>
          <chart:series chart:style-name="ch12" chart:values-cell-range-address="'PEC-ASP'.M5:'PEC-ASP'.M12" chart:label-cell-address="'PEC-ASP'.A1:'PEC-ASP'.A1" chart:class="chart:scatter">
            <chart:domain table:cell-range-address="'PEC-ASP'.P5:'PEC-ASP'.P12"/>
            <chart:data-point chart:repeated="8"/>
          </chart:series>
          <chart:series chart:style-name="ch13" chart:values-cell-range-address="'PEC-ASP'.M14:'PEC-ASP'.M16" chart:label-cell-address="'PEC-ASP'.A1:'PEC-ASP'.A1" chart:class="chart:scatter">
            <chart:domain table:cell-range-address="'PEC-ASP'.P14:'PEC-ASP'.P16"/>
            <chart:data-point chart:repeated="3"/>
          </chart:series>
          <chart:wall chart:style-name="ch14"/>
          <chart:floor chart:style-name="ch15"/>
        </chart:plot-area>
        <draw:frame draw:style-name="gr1" draw:text-style-name="P1" svg:width="1.07cm" svg:height="0.562cm" svg:x="10.195cm" svg:y="9.203cm">
          <draw:image xlink:href="Pictures/200000110000042E00000232D23245A36B847A45.svm" xlink:type="simple" xlink:show="embed" xlink:actuate="onLoad" loext:mime-type="image/x-svm">
            <text:p/>
          </draw:image>
          <draw:image xlink:href="Pictures/100002000000002800000015C4E5D13C48A8E48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SP'.A1:'PEC-ASP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EC-ASP'.B4:'PEC-ASP'.B16</svg:desc>
                </draw:g>
              </table:table-cell>
              <table:table-cell office:value-type="float" office:value="0">
                <text:p>0</text:p>
                <draw:g>
                  <svg:desc>'PEC-ASP'.P18:'PEC-ASP'.P21</svg:desc>
                </draw:g>
              </table:table-cell>
              <table:table-cell office:value-type="float" office:value="0.15">
                <text:p>0.15</text:p>
                <draw:g>
                  <svg:desc>'PEC-ASP'.M18:'PEC-ASP'.M21</svg:desc>
                </draw:g>
              </table:table-cell>
              <table:table-cell office:value-type="float" office:value="0">
                <text:p>0</text:p>
                <draw:g>
                  <svg:desc>'PEC-ASP'.A22:'PEC-ASP'.A34</svg:desc>
                </draw:g>
              </table:table-cell>
              <table:table-cell office:value-type="float" office:value="1">
                <text:p>1</text:p>
                <draw:g>
                  <svg:desc>'PEC-ASP'.B22:'PEC-ASP'.B34</svg:desc>
                </draw:g>
              </table:table-cell>
              <table:table-cell office:value-type="float" office:value="0">
                <text:p>0</text:p>
                <draw:g>
                  <svg:desc>'PEC-ASP'.A39:'PEC-ASP'.A51</svg:desc>
                </draw:g>
              </table:table-cell>
              <table:table-cell office:value-type="float" office:value="0.3">
                <text:p>0.3</text:p>
                <draw:g>
                  <svg:desc>'PEC-ASP'.B39:'PEC-ASP'.B51</svg:desc>
                </draw:g>
              </table:table-cell>
              <table:table-cell office:value-type="float" office:value="0">
                <text:p>0</text:p>
                <draw:g>
                  <svg:desc>'PEC-ASP'.A4:'PEC-ASP'.A16</svg:desc>
                </draw:g>
              </table:table-cell>
              <table:table-cell office:value-type="float" office:value="1">
                <text:p>1</text:p>
                <draw:g>
                  <svg:desc>'PEC-ASP'.B4:'PEC-ASP'.B16</svg:desc>
                </draw:g>
              </table:table-cell>
              <table:table-cell office:value-type="float" office:value="0">
                <text:p>0</text:p>
                <draw:g>
                  <svg:desc>'PEC-ASP'.P5:'PEC-ASP'.P12</svg:desc>
                </draw:g>
              </table:table-cell>
              <table:table-cell office:value-type="float" office:value="0.05">
                <text:p>0.05</text:p>
                <draw:g>
                  <svg:desc>'PEC-ASP'.M5:'PEC-ASP'.M12</svg:desc>
                </draw:g>
              </table:table-cell>
              <table:table-cell office:value-type="float" office:value="0">
                <text:p>0</text:p>
                <draw:g>
                  <svg:desc>'PEC-ASP'.P14:'PEC-ASP'.P16</svg:desc>
                </draw:g>
              </table:table-cell>
              <table:table-cell office:value-type="float" office:value="0.1">
                <text:p>0.1</text:p>
                <draw:g>
                  <svg:desc>'PEC-ASP'.M14:'PEC-ASP'.M1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32663">
                <text:p>0.3266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540173">
                <text:p>0.540173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2138">
                <text:p>0.43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195978">
                <text:p>0.195978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432138">
                <text:p>0.432138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9283">
                <text:p>0.65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17587">
                <text:p>0.517587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659283">
                <text:p>0.659283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557">
                <text:p>0.7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710552">
                <text:p>0.710552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9557">
                <text:p>0.79557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7342">
                <text:p>0.87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26331">
                <text:p>0.826331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77342">
                <text:p>0.877342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79348">
                <text:p>0.87934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16829">
                <text:p>0.91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727987">
                <text:p>0.727987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38891">
                <text:p>0.83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48451">
                <text:p>0.64845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793568">
                <text:p>0.793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8907">
                <text:p>0.78907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876141">
                <text:p>0.8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3121">
                <text:p>0.6312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788527">
                <text:p>0.788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3faf46" draw:fill-color="#3faf4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4.115cm" svg:height="10.041cm" xlink:href=".." xlink:type="simple" chart:class="chart:scatter" chart:style-name="ch1">
        <chart:plot-area chart:style-name="ch2" table:cell-range-address="'PEC-ANG'.B4:'PEC-ANG'.B16 'PEC-ANG'.P18:'PEC-ANG'.P21 'PEC-ANG'.A1:'PEC-ANG'.A1 'PEC-ANG'.M18:'PEC-ANG'.M21 'PEC-ANG'.B22:'PEC-ANG'.B34 'PEC-ANG'.B39:'PEC-ANG'.B51 'PEC-ANG'.M5:'PEC-ANG'.M12 'PEC-ANG'.M14:'PEC-ANG'.M16" chart:data-source-has-labels="both" svg:x="1.023cm" svg:y="0.288cm" svg:width="18.916cm" svg:height="8.91cm">
          <chartooo:coordinate-region svg:x="1.75cm" svg:y="0.488cm" svg:width="18.002cm" svg:height="8.063cm"/>
          <chart:axis chart:dimension="x" chart:name="primary-x" chart:style-name="ch3" chartooo:axis-type="auto">
            <chart:title svg:x="0.38cm" svg:y="7.582cm" chart:style-name="ch4">
              <text:p>Events:</text:p>
            </chart:title>
            <chart:categories table:cell-range-address="'PEC-ANG'.B4:'PEC-ANG'.B16"/>
          </chart:axis>
          <chart:axis chart:dimension="y" chart:name="primary-y" chart:style-name="ch3">
            <chart:title svg:x="0.27cm" svg:y="5.436cm" chart:style-name="ch5">
              <text:p>Probability</text:p>
            </chart:title>
            <chart:grid chart:style-name="ch6" chart:class="major"/>
          </chart:axis>
          <chart:series chart:style-name="ch7" chart:values-cell-range-address="'PEC-ANG'.M18:'PEC-ANG'.M21" chart:label-cell-address="'PEC-ANG'.A1:'PEC-ANG'.A1" chart:class="chart:scatter">
            <chart:domain table:cell-range-address="'PEC-ANG'.P18:'PEC-ANG'.P21"/>
            <chart:data-point chart:repeated="4"/>
          </chart:series>
          <chart:series chart:style-name="ch8" chart:values-cell-range-address="'PEC-ANG'.B22:'PEC-ANG'.B34" chart:label-cell-address="'PEC-ANG'.A1:'PEC-ANG'.A1" chart:class="chart:scatter">
            <chart:domain table:cell-range-address="'PEC-ANG'.A22:'PEC-ANG'.A34"/>
            <chart:data-point chart:repeated="13"/>
          </chart:series>
          <chart:series chart:style-name="ch9" chart:values-cell-range-address="'PEC-ANG'.B39:'PEC-ANG'.B51" chart:label-cell-address="'PEC-ANG'.A1:'PEC-ANG'.A1" chart:class="chart:scatter">
            <chart:domain table:cell-range-address="'PEC-ANG'.A39:'PEC-ANG'.A51"/>
            <chart:data-point chart:repeated="13"/>
          </chart:series>
          <chart:series chart:style-name="ch10" chart:values-cell-range-address="'PEC-ANG'.B4:'PEC-ANG'.B16" chart:label-cell-address="'PEC-ANG'.A1:'PEC-ANG'.A1" chart:class="chart:scatter">
            <chart:domain table:cell-range-address="'PEC-ANG'.A4:'PEC-ANG'.A16"/>
            <chart:data-point chart:repeated="13"/>
          </chart:series>
          <chart:series chart:style-name="ch11" chart:values-cell-range-address="'PEC-ANG'.M5:'PEC-ANG'.M12" chart:label-cell-address="'PEC-ANG'.A1:'PEC-ANG'.A1" chart:class="chart:scatter">
            <chart:domain table:cell-range-address="'PEC-ANG'.P5:'PEC-ANG'.P12"/>
            <chart:data-point chart:repeated="8"/>
          </chart:series>
          <chart:series chart:style-name="ch12" chart:values-cell-range-address="'PEC-ANG'.M14:'PEC-ANG'.M16" chart:label-cell-address="'PEC-ANG'.A1:'PEC-ANG'.A1" chart:class="chart:scatter">
            <chart:domain table:cell-range-address="'PEC-ANG'.P14:'PEC-ANG'.P16"/>
            <chart:data-point chart:repeated="3"/>
          </chart:series>
          <chart:wall chart:style-name="ch13"/>
          <chart:floor chart:style-name="ch14"/>
        </chart:plot-area>
        <draw:frame draw:style-name="gr1" draw:text-style-name="P1" svg:width="1.07cm" svg:height="0.562cm" svg:x="10.195cm" svg:y="9.203cm">
          <draw:image xlink:href="Pictures/200000110000042E00000232D23245A36B847A45.svm" xlink:type="simple" xlink:show="embed" xlink:actuate="onLoad" loext:mime-type="image/x-svm">
            <text:p/>
          </draw:image>
          <draw:image xlink:href="Pictures/100002000000002800000015C4E5D13C48A8E48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Query: holds(((engagement,true),I)) for I=0,…,12</text:p>
                <draw:g>
                  <svg:desc>'PEC-ANG'.A1:'PEC-ANG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EC-ANG'.B4:'PEC-ANG'.B16</svg:desc>
                </draw:g>
              </table:table-cell>
              <table:table-cell office:value-type="float" office:value="0">
                <text:p>0</text:p>
                <draw:g>
                  <svg:desc>'PEC-ANG'.P18:'PEC-ANG'.P21</svg:desc>
                </draw:g>
              </table:table-cell>
              <table:table-cell office:value-type="float" office:value="0.15">
                <text:p>0.15</text:p>
                <draw:g>
                  <svg:desc>'PEC-ANG'.M18:'PEC-ANG'.M21</svg:desc>
                </draw:g>
              </table:table-cell>
              <table:table-cell office:value-type="float" office:value="0">
                <text:p>0</text:p>
                <draw:g>
                  <svg:desc>'PEC-ANG'.A22:'PEC-ANG'.A34</svg:desc>
                </draw:g>
              </table:table-cell>
              <table:table-cell office:value-type="float" office:value="1">
                <text:p>1</text:p>
                <draw:g>
                  <svg:desc>'PEC-ANG'.B22:'PEC-ANG'.B34</svg:desc>
                </draw:g>
              </table:table-cell>
              <table:table-cell office:value-type="float" office:value="0">
                <text:p>0</text:p>
                <draw:g>
                  <svg:desc>'PEC-ANG'.A39:'PEC-ANG'.A51</svg:desc>
                </draw:g>
              </table:table-cell>
              <table:table-cell office:value-type="float" office:value="0.3">
                <text:p>0.3</text:p>
                <draw:g>
                  <svg:desc>'PEC-ANG'.B39:'PEC-ANG'.B51</svg:desc>
                </draw:g>
              </table:table-cell>
              <table:table-cell office:value-type="float" office:value="0">
                <text:p>0</text:p>
                <draw:g>
                  <svg:desc>'PEC-ANG'.A4:'PEC-ANG'.A16</svg:desc>
                </draw:g>
              </table:table-cell>
              <table:table-cell office:value-type="float" office:value="1">
                <text:p>1</text:p>
                <draw:g>
                  <svg:desc>'PEC-ANG'.B4:'PEC-ANG'.B16</svg:desc>
                </draw:g>
              </table:table-cell>
              <table:table-cell office:value-type="float" office:value="0">
                <text:p>0</text:p>
                <draw:g>
                  <svg:desc>'PEC-ANG'.P5:'PEC-ANG'.P12</svg:desc>
                </draw:g>
              </table:table-cell>
              <table:table-cell office:value-type="float" office:value="0.05">
                <text:p>0.05</text:p>
                <draw:g>
                  <svg:desc>'PEC-ANG'.M5:'PEC-ANG'.M12</svg:desc>
                </draw:g>
              </table:table-cell>
              <table:table-cell office:value-type="float" office:value="0">
                <text:p>0</text:p>
                <draw:g>
                  <svg:desc>'PEC-ANG'.P14:'PEC-ANG'.P16</svg:desc>
                </draw:g>
              </table:table-cell>
              <table:table-cell office:value-type="float" office:value="0.1">
                <text:p>0.1</text:p>
                <draw:g>
                  <svg:desc>'PEC-ANG'.M14:'PEC-ANG'.M16</svg:desc>
                </draw:g>
              </table:table-cell>
            </table:table-row>
            <table:table-row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33">
                <text:p>0.833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  <table:table-cell office:value-type="float" office:value="0.263">
                <text:p>0.263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655">
                <text:p>0.65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544">
                <text:p>0.544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0.201">
                <text:p>0.20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544">
                <text:p>0.544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6">
                <text:p>0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99">
                <text:p>0.099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">
                <text:p>4</text:p>
              </table:table-cell>
              <table:table-cell office:value-type="float" office:value="0.436">
                <text:p>0.436</text:p>
              </table:table-cell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37">
                <text:p>0.437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5">
                <text:p>5</text:p>
              </table:table-cell>
              <table:table-cell office:value-type="float" office:value="0.682">
                <text:p>0.682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1">
                <text:p>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695">
                <text:p>0.695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791">
                <text:p>0.791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64">
                <text:p>0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807">
                <text:p>0.807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0.864">
                <text:p>0.864</text:p>
              </table:table-cell>
              <table:table-cell office:value-type="float" office:value="11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06">
                <text:p>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0.906">
                <text:p>0.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31">
                <text:p>0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693">
                <text:p>0.693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9">
                <text:p>9</text:p>
              </table:table-cell>
              <table:table-cell office:value-type="float" office:value="0.831">
                <text:p>0.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1">
                <text:p>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4">
                <text:p>0.664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0">
                <text:p>10</text:p>
              </table:table-cell>
              <table:table-cell office:value-type="float" office:value="0.791">
                <text:p>0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79">
                <text:p>0.79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99">
                <text:p>0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623">
                <text:p>0.623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799">
                <text:p>0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